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Arial" svg:font-family="Arial" style:font-family-generic="swiss" style:font-pitch="variable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3.2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reeSans" fo:font-size="11pt" fo:language="ca" fo:country="ES" fo:font-style="normal" fo:text-shadow="none" style:text-underline-style="none" fo:font-weight="bold" style:text-underline-mode="continuous" style:text-line-through-mode="continuous" style:font-name-asian="DejaVuSans1" style:font-size-asian="11pt" style:language-asian="zxx" style:country-asian="none" style:font-style-asian="normal" style:font-weight-asian="normal" style:font-name-complex="Times" style:font-size-complex="11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FreeSans" fo:font-size="11pt" fo:language="ca" fo:country="ES" fo:font-style="normal" fo:text-shadow="none" style:text-underline-style="none" fo:font-weight="normal" style:text-underline-mode="continuous" style:text-line-through-mode="continuous" style:font-name-asian="DejaVuSans1" style:font-size-asian="11pt" style:language-asian="zxx" style:country-asian="none" style:font-style-asian="normal" style:font-weight-asian="normal" style:font-name-complex="Times" style:font-size-complex="11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FreeSans" fo:font-size="11pt" fo:language="ca" fo:country="ES" fo:font-style="normal" fo:text-shadow="none" style:text-underline-style="none" fo:font-weight="normal" style:text-underline-mode="continuous" style:text-line-through-mode="continuous" style:font-name-asian="DejaVuSans" style:font-size-asian="11pt" style:language-asian="zxx" style:country-asian="none" style:font-style-asian="normal" style:font-weight-asian="normal" style:font-name-complex="Lucidasans" style:font-size-complex="11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FreeSans" fo:font-size="11pt" style:font-size-asian="11pt" style:font-size-complex="11pt"/>
    </style:style>
    <style:style style:name="ce5" style:family="table-cell" style:parent-style-name="Default">
      <style:text-properties style:use-window-font-color="true" style:text-outline="false" style:text-line-through-style="none" style:font-name="Times" fo:font-size="12pt" fo:language="ca" fo:country="ES" fo:font-style="italic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italic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Times" fo:font-size="12pt" fo:language="ca" fo:country="ES" fo:font-style="normal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" fo:font-size="12pt" fo:language="ca" fo:country="ES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" fo:font-size="12pt" fo:language="ca" fo:country="ES" fo:font-style="normal" fo:text-shadow="none" style:text-underline-style="none" fo:font-weight="normal" style:text-underline-mode="continuous" style:text-line-through-mode="continuous" style:font-name-asian="DejaVuSans1" style:font-size-asian="6.80000019073486pt" style:language-asian="zxx" style:country-asian="none" style:font-style-asian="normal" style:font-weight-asian="normal" style:font-name-complex="Times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AX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Unitat didàctica 1</text:p>
          </table:table-cell>
          <table:table-cell office:value-type="string">
            <text:p>%</text:p>
          </table:table-cell>
          <table:table-cell>
            <draw:frame table:end-cell-address="AX.G17" table:end-x="0.307cm" table:end-y="0.129cm" draw:z-index="0" draw:style-name="gr1" svg:width="7.998cm" svg:height="7.044cm" svg:x="1.341cm" svg:y="0.142cm">
              <draw:object draw:notify-on-update-of-ranges="AX.A2:AX.A6 AX.B2:AX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ctituds i CC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Dossier Virtual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Exercici de rols. Viatge d'un paquet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Default"/>
          <table:table-cell table:formula="oooc:=SUM([.B2:.B6])" office:value-type="float" office:value="100">
            <text:p>100</text:p>
          </table:table-cell>
          <table:table-cell/>
        </table:table-row>
        <table:table-row table:style-name="ro2" table:number-rows-repeated="9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/>
          <table:table-cell>
            <draw:frame table:end-cell-address="AX.G33" table:end-x="0.885cm" table:end-y="0.341cm" draw:z-index="1" draw:style-name="gr1" svg:width="7.986cm" svg:height="6.967cm" svg:x="1.931cm" svg:y="0.408cm">
              <draw:object draw:notify-on-update-of-ranges="AX.A19:AX.A23 AX.B19:AX.B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Unitat didàctica 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ctituds i CC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Dossier Virtual</text:p>
          </table:table-cell>
          <table:table-cell office:value-type="float" office:value="30">
            <text:p>30</text:p>
          </table:table-cell>
          <table:table-cell/>
        </table:table-row>
        <table:table-row table:style-name="ro3">
          <table:table-cell table:style-name="ce3" office:value-type="string">
            <text:p>Pràctiques LAMP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30">
            <text:p>30</text:p>
          </table:table-cell>
          <table:table-cell/>
        </table:table-row>
        <table:table-row table:style-name="ro2" table:number-rows-repeated="10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/>
          <table:table-cell>
            <draw:frame table:end-cell-address="AX.G49" table:end-x="0.884cm" table:end-y="0.346cm" draw:z-index="2" draw:style-name="gr1" svg:width="7.996cm" svg:height="6.976cm" svg:x="1.92cm" svg:y="0.063cm">
              <draw:object draw:notify-on-update-of-ranges="AX.A37:AX.A41 AX.B37:AX.B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Unitat didàctica 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ctituds i CC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Dossier Virtual</text:p>
          </table:table-cell>
          <table:table-cell office:value-type="float" office:value="25">
            <text:p>25</text:p>
          </table:table-cell>
          <table:table-cell/>
        </table:table-row>
        <table:table-row table:style-name="ro3">
          <table:table-cell table:style-name="ce4" office:value-type="string">
            <text:p>Pràctiques monitorització xarxa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30">
            <text:p>30</text:p>
          </table:table-cell>
          <table:table-cell/>
        </table:table-row>
        <table:table-row table:style-name="ro2" table:number-rows-repeated="5">
          <table:table-cell table:style-name="Default"/>
          <table:table-cell table:number-columns-repeated="2"/>
        </table:table-row>
        <table:table-row table:style-name="ro1">
          <table:table-cell office:value-type="string">
            <text:p>Assistència a classe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ctituds i CC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Dossier Virtual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Pràctiques serveis xarxa en dispositius</text:p>
          </table:table-cell>
          <table:table-cell office:value-type="float" office:value="15">
            <text:p>15</text:p>
          </table:table-cell>
          <table:table-cell/>
        </table:table-row>
        <table:table-row table:style-name="ro3">
          <table:table-cell table:style-name="ce4" office:value-type="string">
            <text:p>Pràctiques pàgines i aplicacions web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Qüestionari d'avaluació</text:p>
          </table:table-cell>
          <table:table-cell office:value-type="float" office:value="20">
            <text:p>20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4">
          <table:table-cell table:style-name="ce5"/>
          <table:table-cell table:number-columns-repeated="2"/>
        </table:table-row>
        <table:table-row table:style-name="ro4" table:number-rows-repeated="2">
          <table:table-cell table:style-name="ce6"/>
          <table:table-cell table:number-columns-repeated="2"/>
        </table:table-row>
        <table:table-row table:style-name="ro4">
          <table:table-cell table:style-name="ce5"/>
          <table:table-cell table:number-columns-repeated="2"/>
        </table:table-row>
        <table:table-row table:style-name="ro4" table:number-rows-repeated="2">
          <table:table-cell table:style-name="ce6"/>
          <table:table-cell table:number-columns-repeated="2"/>
        </table:table-row>
        <table:table-row table:style-name="ro4">
          <table:table-cell table:style-name="ce5"/>
          <table:table-cell table:number-columns-repeated="2"/>
        </table:table-row>
        <table:table-row table:style-name="ro4">
          <table:table-cell table:style-name="ce7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4">
          <table:table-cell table:style-name="ce5"/>
          <table:table-cell table:number-columns-repeated="2"/>
        </table:table-row>
        <table:table-row table:style-name="ro4" table:number-rows-repeated="2">
          <table:table-cell table:style-name="ce6"/>
          <table:table-cell table:number-columns-repeated="2"/>
        </table:table-row>
        <table:table-row table:style-name="ro4">
          <table:table-cell table:style-name="ce5"/>
          <table:table-cell table:number-columns-repeated="2"/>
        </table:table-row>
        <table:table-row table:style-name="ro4"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4">
          <table:table-cell table:style-name="ce7"/>
          <table:table-cell table:number-columns-repeated="2"/>
        </table:table-row>
        <table:table-row table:style-name="ro4">
          <table:table-cell table:style-name="ce5"/>
          <table:table-cell table:number-columns-repeated="2"/>
        </table:table-row>
        <table:table-row table:style-name="ro4" table:number-rows-repeated="2">
          <table:table-cell table:style-name="ce6"/>
          <table:table-cell table:number-columns-repeated="2"/>
        </table:table-row>
        <table:table-row table:style-name="ro4">
          <table:table-cell table:style-name="ce5"/>
          <table:table-cell table:number-columns-repeated="2"/>
        </table:table-row>
        <table:table-row table:style-name="ro4" table:number-rows-repeated="3">
          <table:table-cell table:style-name="ce6"/>
          <table:table-cell table:number-columns-repeated="2"/>
        </table:table-row>
        <table:table-row table:style-name="ro4">
          <table:table-cell table:style-name="ce5"/>
          <table:table-cell table:number-columns-repeated="2"/>
        </table:table-row>
        <table:table-row table:style-name="ro4">
          <table:table-cell table:style-name="ce8"/>
          <table:table-cell table:number-columns-repeated="2"/>
        </table:table-row>
      </table:table>
      <table:table table:name="Fu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u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Arial" svg:font-family="Arial" style:font-family-generic="swiss" style:font-pitch="variable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3">23/01/2008</text:date>, <text:time>12:06:0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9T18:28:59</meta:creation-date>
    <dc:creator>Sergi Tur</dc:creator>
    <dc:date>2008-01-23T12:06:08</dc:date>
    <meta:editing-cycles>5</meta:editing-cycles>
    <meta:editing-duration>PT10H8M37S</meta:editing-duration>
    <meta:user-defined meta:name="Info 1"/>
    <meta:user-defined meta:name="Info 2"/>
    <meta:user-defined meta:name="Info 3"/>
    <meta:user-defined meta:name="Info 4"/>
    <meta:document-statistic meta:table-count="3" meta:cell-count="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23cm" chart:class="chart:circle" chart:style-name="ch1">
        <chart:title svg:x="2.399cm" svg:y="0.144cm" chart:style-name="ch2">
          <text:p>Avaluació UD 1</text:p>
        </chart:title>
        <chart:legend chart:legend-position="end" svg:x="5.682cm" svg:y="1.685cm" chart:style-name="ch3"/>
        <chart:plot-area chart:style-name="ch4" table:cell-range-address="AX.A2:AX.B6" chart:data-source-has-labels="column" svg:x="0.16cm" svg:y="0.782cm" svg:width="5.363cm" svg:height="5.957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AX.A2:AX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AX.B2:AX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xercici de rols. Viatge d'un paquet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72305679321pt" fo:font-weight="bold" style:font-size-asian="12.9572305679321pt" style:font-size-complex="12.9572305679321pt"/>
    </style:style>
    <style:style style:name="ch3" style:family="chart">
      <style:graphic-properties draw:stroke="none" svg:stroke-color="#b3b3b3" draw:fill="none" draw:fill-color="#e6e6e6"/>
      <style:text-properties fo:font-size="7.97368049621582pt" style:font-size-asian="7.97368049621582pt" style:font-size-complex="7.97368049621582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6.968cm" chart:class="chart:circle" chart:style-name="ch1">
        <chart:title svg:x="2.458cm" svg:y="0.142cm" chart:style-name="ch2">
          <text:p>Avaluació UD2</text:p>
        </chart:title>
        <chart:legend chart:legend-position="end" svg:x="5.696cm" svg:y="1.504cm" chart:style-name="ch3"/>
        <chart:plot-area chart:style-name="ch4" table:cell-range-address="AX.A19:AX.B23" chart:data-source-has-labels="column" svg:x="0.159cm" svg:y="0.778cm" svg:width="5.377cm" svg:height="5.91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AX.A19:AX.A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AX.B19:AX.B2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àctiques LAM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72858810425pt" fo:font-weight="bold" style:font-size-asian="12.9572858810425pt" style:font-size-complex="12.9572858810425pt"/>
    </style:style>
    <style:style style:name="ch3" style:family="chart">
      <style:graphic-properties draw:stroke="none" svg:stroke-color="#b3b3b3" draw:fill="none" draw:fill-color="#e6e6e6"/>
      <style:text-properties fo:font-size="7.97371435165405pt" style:font-size-asian="7.97371435165405pt" style:font-size-complex="7.97371435165405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06cm" svg:height="6.977cm" chart:class="chart:circle" chart:style-name="ch1">
        <chart:title svg:x="2.4cm" svg:y="0.143cm" chart:style-name="ch2">
          <text:p>Avaluació UD 3</text:p>
        </chart:title>
        <chart:legend chart:legend-position="end" svg:x="5.712cm" svg:y="1.51cm" chart:style-name="ch3"/>
        <chart:plot-area chart:style-name="ch4" table:cell-range-address="AX.A37:AX.B41" chart:data-source-has-labels="column" svg:x="0.16cm" svg:y="0.781cm" svg:width="5.393cm" svg:height="5.915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AX.A37:AX.A4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AX.B37:AX.B4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àctiques monitorització xarx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